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4.94mm"/>
    </style:style>
    <style:style style:name="co3" style:family="table-column">
      <style:table-column-properties fo:break-before="auto" style:column-width="35.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86.15mm" svg:y="1mm">
            <loext:p draw:notify-on-update-of-ranges="'cameraslog_2.log'.A1:'cameraslog_2.log'.A1 'cameraslog_2.log'.A2:'cameraslog_2.log'.A501 'cameraslog_2.log'.B1:'cameraslog_2.log'.B1 'cameraslog_2.log'.B2:'cameraslog_2.log'.B501 'cameraslog_2.log'.A1:'cameraslog_2.log'.A1 'cameraslog_2.log'.A2:'cameraslog_2.log'.A501 'cameraslog_2.log'.C1:'cameraslog_2.log'.C1 'cameraslog_2.log'.C2:'cameraslog_2.log'.C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65642" calcext:value-type="float">
            <text:p>10,5656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0972" calcext:value-type="float">
            <text:p>11,10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07792" calcext:value-type="float">
            <text:p>10,7077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97793" calcext:value-type="float">
            <text:p>11,4977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2438" calcext:value-type="float">
            <text:p>12,24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725757" calcext:value-type="float">
            <text:p>11,7257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485765" calcext:value-type="float">
            <text:p>12,4857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75719" calcext:value-type="float">
            <text:p>11,8757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651725" calcext:value-type="float">
            <text:p>12,6517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43725" calcext:value-type="float">
            <text:p>11,8437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87711" calcext:value-type="float">
            <text:p>12,6877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687711" calcext:value-type="float">
            <text:p>12,6877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63717" calcext:value-type="float">
            <text:p>11,8637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3173" calcext:value-type="float">
            <text:p>12,63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881718" calcext:value-type="float">
            <text:p>11,8817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365769" calcext:value-type="float">
            <text:p>12,3657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13777" calcext:value-type="float">
            <text:p>13,137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969769" calcext:value-type="float">
            <text:p>13,9697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77761" calcext:value-type="float">
            <text:p>13,1777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895783" calcext:value-type="float">
            <text:p>13,8957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895783" calcext:value-type="float">
            <text:p>13,8957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895783" calcext:value-type="float">
            <text:p>13,8957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147772" calcext:value-type="float">
            <text:p>13,1477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047792" calcext:value-type="float">
            <text:p>13,0477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047792" calcext:value-type="float">
            <text:p>13,0477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047792" calcext:value-type="float">
            <text:p>13,0477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047792" calcext:value-type="float">
            <text:p>13,0477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493755" calcext:value-type="float">
            <text:p>12,493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765733" calcext:value-type="float">
            <text:p>11,765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765733" calcext:value-type="float">
            <text:p>11,765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765733" calcext:value-type="float">
            <text:p>11,765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765733" calcext:value-type="float">
            <text:p>11,765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765733" calcext:value-type="float">
            <text:p>11,765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765733" calcext:value-type="float">
            <text:p>11,765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765733" calcext:value-type="float">
            <text:p>11,765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765733" calcext:value-type="float">
            <text:p>11,7657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905747" calcext:value-type="float">
            <text:p>10,9057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299714" calcext:value-type="float">
            <text:p>10,299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299714" calcext:value-type="float">
            <text:p>10,299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299714" calcext:value-type="float">
            <text:p>10,299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299714" calcext:value-type="float">
            <text:p>10,299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299714" calcext:value-type="float">
            <text:p>10,299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299714" calcext:value-type="float">
            <text:p>10,2997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889766" calcext:value-type="float">
            <text:p>10,8897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89766" calcext:value-type="float">
            <text:p>10,8897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889766" calcext:value-type="float">
            <text:p>10,8897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889766" calcext:value-type="float">
            <text:p>10,8897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785781" calcext:value-type="float">
            <text:p>10,7857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785781" calcext:value-type="float">
            <text:p>10,7857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791777" calcext:value-type="float">
            <text:p>10,7917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881769" calcext:value-type="float">
            <text:p>10,8817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881769" calcext:value-type="float">
            <text:p>10,8817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881769" calcext:value-type="float">
            <text:p>10,8817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881769" calcext:value-type="float">
            <text:p>10,8817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881769" calcext:value-type="float">
            <text:p>10,8817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881769" calcext:value-type="float">
            <text:p>10,8817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6938" calcext:value-type="float">
            <text:p>10,69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137751" calcext:value-type="float">
            <text:p>10,1377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137751" calcext:value-type="float">
            <text:p>10,1377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137751" calcext:value-type="float">
            <text:p>10,1377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137751" calcext:value-type="float">
            <text:p>10,1377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925789" calcext:value-type="float">
            <text:p>9,9257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925789" calcext:value-type="float">
            <text:p>9,9257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925789" calcext:value-type="float">
            <text:p>9,9257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095766" calcext:value-type="float">
            <text:p>10,0957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095766" calcext:value-type="float">
            <text:p>10,0957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095766" calcext:value-type="float">
            <text:p>10,0957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251735" calcext:value-type="float">
            <text:p>10,251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251735" calcext:value-type="float">
            <text:p>10,251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251735" calcext:value-type="float">
            <text:p>10,251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251735" calcext:value-type="float">
            <text:p>10,251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251735" calcext:value-type="float">
            <text:p>10,251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251735" calcext:value-type="float">
            <text:p>10,2517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615676" calcext:value-type="float">
            <text:p>9,61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615676" calcext:value-type="float">
            <text:p>9,61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615676" calcext:value-type="float">
            <text:p>9,61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615676" calcext:value-type="float">
            <text:p>9,61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615676" calcext:value-type="float">
            <text:p>9,61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615676" calcext:value-type="float">
            <text:p>9,61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615676" calcext:value-type="float">
            <text:p>9,61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615676" calcext:value-type="float">
            <text:p>9,61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073637" calcext:value-type="float">
            <text:p>9,0736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073637" calcext:value-type="float">
            <text:p>9,0736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073637" calcext:value-type="float">
            <text:p>9,0736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943681" calcext:value-type="float">
            <text:p>8,9436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943681" calcext:value-type="float">
            <text:p>8,9436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943681" calcext:value-type="float">
            <text:p>8,9436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215668" calcext:value-type="float">
            <text:p>8,21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58764" calcext:value-type="float">
            <text:p>7,587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58764" calcext:value-type="float">
            <text:p>7,587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63164" calcext:value-type="float">
            <text:p>7,63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635637" calcext:value-type="float">
            <text:p>7,6356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131588" calcext:value-type="float">
            <text:p>7,1315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093599" calcext:value-type="float">
            <text:p>7,0935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903494" calcext:value-type="float">
            <text:p>6,903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69364" calcext:value-type="float">
            <text:p>6,569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049284" calcext:value-type="float">
            <text:p>6,049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049284" calcext:value-type="float">
            <text:p>6,049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873182" calcext:value-type="float">
            <text:p>5,87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537106" calcext:value-type="float">
            <text:p>5,537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03:44.474000000</dc:date>
    <meta:editing-duration>PT1M31S</meta:editing-duration>
    <meta:editing-cycles>1</meta:editing-cycles>
    <meta:document-statistic meta:table-count="1" meta:cell-count="15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1:'cameraslog_2.log'.C501" chart:data-source-has-labels="row" svg:x="0.32cm" svg:y="0.18cm" svg:width="11.01cm" svg:height="8.64cm">
          <chartooo:coordinate-region svg:x="0.762cm" svg:y="0.382cm" svg:width="10.09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501" chart:label-cell-address="'cameraslog_2.log'.B1:'cameraslog_2.log'.B1" chart:class="chart:scatter">
            <chart:domain table:cell-range-address="'cameraslog_2.log'.A2:'cameraslog_2.log'.A501"/>
            <chart:data-point chart:repeated="500"/>
          </chart:series>
          <chart:series chart:style-name="ch8" chart:values-cell-range-address="'cameraslog_2.log'.C2:'cameraslog_2.log'.C501" chart:label-cell-address="'cameraslog_2.log'.C1:'cameraslog_2.log'.C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501</svg:desc>
                </draw:g>
              </table:table-cell>
              <table:table-cell office:value-type="float" office:value="10.565642">
                <text:p>10.565642</text:p>
                <draw:g>
                  <svg:desc>'cameraslog_2.log'.B2:'cameraslog_2.log'.B501</svg:desc>
                </draw:g>
              </table:table-cell>
              <table:table-cell office:value-type="float" office:value="11">
                <text:p>11</text:p>
                <draw:g>
                  <svg:desc>'cameraslog_2.log'.C2:'cameraslog_2.log'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10972">
                <text:p>11.10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707792">
                <text:p>10.7077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497793">
                <text:p>11.4977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2438">
                <text:p>12.24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725757">
                <text:p>11.725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485765">
                <text:p>12.4857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875719">
                <text:p>11.8757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651725">
                <text:p>12.651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843725">
                <text:p>11.8437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687711">
                <text:p>12.6877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687711">
                <text:p>12.6877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863717">
                <text:p>11.8637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63173">
                <text:p>12.631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881718">
                <text:p>11.881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365769">
                <text:p>12.3657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.13777">
                <text:p>13.137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969769">
                <text:p>13.9697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177761">
                <text:p>13.1777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895783">
                <text:p>13.895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895783">
                <text:p>13.895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.895783">
                <text:p>13.895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.147772">
                <text:p>13.1477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.047792">
                <text:p>13.0477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047792">
                <text:p>13.0477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047792">
                <text:p>13.0477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047792">
                <text:p>13.0477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493755">
                <text:p>12.493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765733">
                <text:p>11.765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765733">
                <text:p>11.765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765733">
                <text:p>11.765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765733">
                <text:p>11.765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765733">
                <text:p>11.765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765733">
                <text:p>11.765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765733">
                <text:p>11.765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765733">
                <text:p>11.765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905747">
                <text:p>10.9057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299714">
                <text:p>10.299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299714">
                <text:p>10.299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299714">
                <text:p>10.299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299714">
                <text:p>10.299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299714">
                <text:p>10.299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299714">
                <text:p>10.2997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889766">
                <text:p>10.8897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889766">
                <text:p>10.8897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889766">
                <text:p>10.8897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889766">
                <text:p>10.8897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785781">
                <text:p>10.785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785781">
                <text:p>10.785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791777">
                <text:p>10.7917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.881769">
                <text:p>10.88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881769">
                <text:p>10.88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.881769">
                <text:p>10.88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881769">
                <text:p>10.88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881769">
                <text:p>10.88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881769">
                <text:p>10.88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.6938">
                <text:p>10.69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137751">
                <text:p>10.1377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137751">
                <text:p>10.1377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137751">
                <text:p>10.1377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.137751">
                <text:p>10.1377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925789">
                <text:p>9.9257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925789">
                <text:p>9.9257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925789">
                <text:p>9.9257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.095766">
                <text:p>10.0957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095766">
                <text:p>10.0957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095766">
                <text:p>10.0957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251735">
                <text:p>10.251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251735">
                <text:p>10.251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251735">
                <text:p>10.251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251735">
                <text:p>10.251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251735">
                <text:p>10.251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251735">
                <text:p>10.251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.615676">
                <text:p>9.615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.615676">
                <text:p>9.615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615676">
                <text:p>9.615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615676">
                <text:p>9.615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615676">
                <text:p>9.615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.615676">
                <text:p>9.615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615676">
                <text:p>9.615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.615676">
                <text:p>9.615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073637">
                <text:p>9.073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073637">
                <text:p>9.073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073637">
                <text:p>9.0736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943681">
                <text:p>8.9436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943681">
                <text:p>8.9436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943681">
                <text:p>8.9436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215668">
                <text:p>8.2156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58764">
                <text:p>7.587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58764">
                <text:p>7.587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63164">
                <text:p>7.63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635637">
                <text:p>7.6356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131588">
                <text:p>7.131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.093599">
                <text:p>7.093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.903494">
                <text:p>6.90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.569364">
                <text:p>6.569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.049284">
                <text:p>6.049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.049284">
                <text:p>6.049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873182">
                <text:p>5.87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537106">
                <text:p>5.537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